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A000001FD0719E98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f409" officeooo:paragraph-rsid="001df40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24/05/25</text:p>
      <text:p text:style-name="Standard"><draw:frame draw:style-name="fr1" draw:name="Figura1" text:anchor-type="char" svg:width="17cm" svg:height="8.241cm" draw:z-index="0"><draw:image xlink:href="Pictures/100000010000041A000001FD0719E98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4T21:56:42.734000000</meta:creation-date>
    <dc:date>2025-05-24T22:03:04.296000000</dc:date>
    <meta:editing-duration>PT6M35S</meta:editing-duration>
    <meta:editing-cycles>3</meta:editing-cycles>
    <meta:generator>LibreOffice/24.2.4.2$Windows_X86_64 LibreOffice_project/51a6219feb6075d9a4c46691dcfe0cd9c4fff3c2</meta:generator>
    <meta:document-statistic meta:table-count="0" meta:image-count="1" meta:object-count="0" meta:page-count="1" meta:paragraph-count="1" meta:word-count="1" meta:character-count="8" meta:non-whitespace-character-count="8"/>
  </office:meta>
</office:document-meta>
</file>